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d7ba" officeooo:paragraph-rsid="0006d7ba"/>
    </style:style>
    <style:style style:name="P2" style:family="paragraph" style:parent-style-name="Title">
      <style:text-properties officeooo:rsid="0006d7ba" officeooo:paragraph-rsid="0006d7ba"/>
    </style:style>
    <style:style style:name="T1" style:family="text">
      <style:text-properties officeooo:rsid="00097e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lf Life 2 Skin box theory</text:p>
      <text:p text:style-name="P1">Half life two Displays use of the Skin box theory by Using the map to its advantage ive noticed</text:p>
      <text:p text:style-name="P1">its makes you have to use your brain and solve some pussles like in the beginning I walked back and forth along that train and was stumped then I relised that I could jump over the train in the beginning. The feeling after you solve the problem is very excilerating witch is addictive which makes the player want to play longer also I saw that it uses Boxes. Now though out the map theres creates that Convienetly hold everything to top you off. Making you feel like your good at the game</text:p>
      <text:p text:style-name="P1">and in return making you want to play longer. Now another thing I found and notices in half life two </text:p>
      <text:p text:style-name="P1">that it uses the Health Dispencers on the wall. Again convenetly Toping of your health making the player think he/she is very good at the game. But actually just making the <text:span text:style-name="T1">easyer. Valves game half life 2 gets progressively harder the more into the game you go this combined with the Amazing Strory line you get a Capturing game that you never want to stop playing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07:46:56.640386762</meta:creation-date>
    <dc:date>2017-08-29T08:40:07.015405884</dc:date>
    <meta:editing-duration>PT3M36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5" meta:word-count="203" meta:character-count="1077" meta:non-whitespace-character-count="877"/>
  </office:meta>
</office:document-meta>
</file>